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0000000895C7587B4.png" manifest:media-type="image/png"/>
  <manifest:file-entry manifest:full-path="Pictures/10000000000002970000013132B59BBD.png" manifest:media-type="image/png"/>
  <manifest:file-entry manifest:full-path="Pictures/10000000000001120000013722BBA821.png" manifest:media-type="image/png"/>
  <manifest:file-entry manifest:full-path="Pictures/100000000000017000000089851E8DC2.png" manifest:media-type="image/png"/>
  <manifest:file-entry manifest:full-path="Pictures/1000000000000112000001375B7C59DE.png" manifest:media-type="image/png"/>
  <manifest:file-entry manifest:full-path="Pictures/10000000000002F7000001B84FFDB1C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3da1"/>
    </style:style>
    <style:style style:name="P2" style:family="paragraph" style:parent-style-name="Standard" style:master-page-name="Standard">
      <style:paragraph-properties style:page-number="auto"/>
      <style:text-properties officeooo:paragraph-rsid="001e3d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ss</text:p>
      <text:p text:style-name="P1"><draw:frame draw:style-name="fr1" draw:name="Picture 1" text:anchor-type="as-char" svg:width="15.921cm" svg:height="9.23cm" draw:z-index="1"><draw:image xlink:href="Pictures/10000000000002F7000001B84FFDB1CD.png" xlink:type="simple" xlink:show="embed" xlink:actuate="onLoad"/></draw:frame></text:p>
      <text:p text:style-name="P1"><draw:frame draw:style-name="fr1" draw:name="Picture 2" text:anchor-type="as-char" svg:width="7.248cm" svg:height="8.227cm" draw:z-index="2"><draw:image xlink:href="Pictures/1000000000000112000001375B7C59DE.png" xlink:type="simple" xlink:show="embed" xlink:actuate="onLoad"/></draw:frame></text:p>
      <text:p text:style-name="P1"><text:soft-page-break/><draw:frame draw:style-name="fr1" draw:name="Picture 3" text:anchor-type="as-char" svg:width="7.248cm" svg:height="8.227cm" draw:z-index="3"><draw:image xlink:href="Pictures/10000000000001120000013722BBA821.png" xlink:type="simple" xlink:show="embed" xlink:actuate="onLoad"/></draw:frame></text:p>
      <text:p text:style-name="P1"/>
      <text:p text:style-name="P1">Vibration</text:p>
      <text:p text:style-name="P1"/>
      <text:p text:style-name="P1"><draw:frame draw:style-name="fr1" draw:name="Picture 4" text:anchor-type="as-char" svg:width="15.921cm" svg:height="7.324cm" draw:z-index="4"><draw:image xlink:href="Pictures/10000000000002970000013132B59BBD.png" xlink:type="simple" xlink:show="embed" xlink:actuate="onLoad"/></draw:frame></text:p>
      <text:p text:style-name="P1"><draw:frame draw:style-name="fr1" draw:name="Picture 5" text:anchor-type="as-char" svg:width="9.735cm" svg:height="3.625cm" draw:z-index="5"><draw:image xlink:href="Pictures/1000000000000170000000895C7587B4.png" xlink:type="simple" xlink:show="embed" xlink:actuate="onLoad"/></draw:frame></text:p>
      <text:p text:style-name="P1"><draw:frame draw:style-name="fr1" draw:name="Picture 6" text:anchor-type="as-char" svg:width="9.735cm" svg:height="3.625cm" draw:z-index="0"><draw:image xlink:href="Pictures/100000000000017000000089851E8D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6:28:06.618794037</meta:creation-date>
    <dc:date>2016-03-25T16:28:43.080951337</dc:date>
    <meta:editing-duration>P0D</meta:editing-duration>
    <meta:editing-cycles>1</meta:editing-cycles>
    <meta:document-statistic meta:table-count="0" meta:image-count="6" meta:object-count="0" meta:page-count="2" meta:paragraph-count="8" meta:word-count="2" meta:character-count="16" meta:non-whitespace-character-count="16"/>
    <meta:generator>LibreOffice/4.2.3.3$Linux_x86 LibreOffice_project/420m0$Build-3</meta:generator>
  </office:meta>
</office:document-meta>
</file>